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verview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 text:style-name="P1">Archive impl turned out to be more than a stub</text:p>
                <text:list>
                  <text:list-item>
                    <text:p text:style-name="P1">This was due to the some complexities in the archive service API, and due to some of the expected integration use cases </text:p>
                  </text:list-item>
                  <text:list-item>
                    <text:p text:style-name="P1">Wanted to test the search index with archive data at non-negligible scale</text:p>
                  </text:list-item>
                  <text:list-item>
                    <text:p text:style-name="P1">“full dip” specification is still a question <text:s/>- to aid the index and access services.</text:p>
                  </text:list-item>
                  <text:list-item>
                    <text:p text:style-name="P1">Need to test batch load, and observe effects of populated data on searches, Ui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verview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Ended up creating a “framework” for relatively agile incorporation of stores and Dip production algorithms</text:p>
              </text:list-item>
              <text:list-item>
                <text:p>Pluggable stores. <text:s/>Initially created a filesystem-based impl. <text:s/>memory to follow. <text:s/>Could theoretically even create a Fedora impl</text:p>
              </text:list-item>
              <text:list-item>
                <text:p>Framework takes care of all entity parsing, dip assembly/disassembly based upon limited capability of underlying sto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473cm" svg:x="1.4cm" svg:y="0.854cm" presentation:class="title" presentation:user-transformed="true">
          <draw:text-box>
            <text:p>ELM implementation (aka an archive in two days)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Impl named “ELM” for “Entities and Link Metadata”</text:p>
              </text:list-item>
              <text:list-item>
                <text:p>Requires “two” underlying blob stores</text:p>
                <text:list>
                  <text:list-item>
                    <text:p>EntityStore – simple get/put opaque blob for a given entity id. <text:s/>Contain dcp entity fragments</text:p>
                  </text:list-item>
                  <text:list-item>
                    <text:p>MetadataStore – get/put blobs containing key/value pair sets for a given entity id. <text:s/>Used in an “append-only” fashion.</text:p>
                    <text:list>
                      <text:list-item>
                        <text:p>MetadataStore is actually a bit more abstract than that. <text:s/>Can implement using a blob store, but can also implement read-only using some other underlying technolg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Initial file implementation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FsEntityStore: Each entity stored as a file containing a single dcp entity fragment</text:p>
                <text:list>
                  <text:list-item>
                    <text:p>File named after a hash of the id. <text:s/>No lookup table necessary to retrieve a file</text:p>
                  </text:list-item>
                </text:list>
              </text:list-item>
              <text:list-item>
                <text:p>FsMetadataStore: Each metadata blob stored as a single .csv file</text:p>
                <text:list>
                  <text:list-item>
                    <text:p>File named after a hash of the id. <text:s/>Again, no lookup table.</text:p>
                  </text:list-item>
                </text:list>
              </text:list-item>
              <text:list-item>
                <text:p>If using both fs store impls, there will be two files for each enti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ELM features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tores can be arbitrarily dumb</text:p>
              </text:list-item>
              <text:list-item>
                <text:p>MetadataStore can be arbitrarily smart</text:p>
              </text:list-item>
              <text:list-item>
                <text:p>Pluggable DipLogic for building different kind of dips</text:p>
              </text:list-item>
              <text:list-item>
                <text:p>Can mix and match MetadataStore and EntityStore implementations when configuring the ElmArchiveSt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aron Birkland</meta:initial-creator>
    <meta:creation-date>2010-07-01T09:13:38</meta:creation-date>
    <meta:editing-duration>PT04H21M57S</meta:editing-duration>
    <meta:editing-cycles>27</meta:editing-cycles>
    <dc:date>2010-07-02T09:47:42</dc:date>
    <dc:creator>Aaron Birkland</dc:creator>
    <meta:generator>OpenOffice.org/3.1$Unix OpenOffice.org_project/310m19$Build-9420</meta:generator>
    <meta:document-statistic meta:object-count="41"/>
  </office:meta>
</office:document-meta>
</file>